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79.78mm"/>
    </style:style>
    <style:style style:name="co5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.71mm"/>
    </style:style>
    <style:style style:name="co8" style:family="table-column">
      <style:table-column-properties fo:break-before="auto" style:column-width="97.49mm"/>
    </style:style>
    <style:style style:name="co9" style:family="table-column">
      <style:table-column-properties fo:break-before="auto" style:column-width="113.28mm"/>
    </style:style>
    <style:style style:name="co10" style:family="table-column">
      <style:table-column-properties fo:break-before="auto" style:column-width="100.49mm"/>
    </style:style>
    <style:style style:name="co11" style:family="table-column">
      <style:table-column-properties fo:break-before="auto" style:column-width="126.63mm"/>
    </style:style>
    <style:style style:name="co12" style:family="table-column">
      <style:table-column-properties fo:break-before="auto" style:column-width="101.85mm"/>
    </style:style>
    <style:style style:name="co13" style:family="table-column">
      <style:table-column-properties fo:break-before="auto" style:column-width="99.66mm"/>
    </style:style>
    <style:style style:name="co14" style:family="table-column">
      <style:table-column-properties fo:break-before="auto" style:column-width="15.35mm"/>
    </style:style>
    <style:style style:name="co15" style:family="table-column">
      <style:table-column-properties fo:break-before="auto" style:column-width="97.05mm"/>
    </style:style>
    <style:style style:name="co16" style:family="table-column">
      <style:table-column-properties fo:break-before="auto" style:column-width="29.67mm"/>
    </style:style>
    <style:style style:name="co17" style:family="table-column">
      <style:table-column-properties fo:break-before="auto" style:column-width="31.04mm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61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style:font-name="Droid Sans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Droid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Droid Sans" fo:font-size="12pt" style:font-size-asian="12pt" style:font-size-complex="12pt"/>
    </style:style>
    <style:style style:name="ce15" style:family="table-cell" style:parent-style-name="Default">
      <style:table-cell-properties fo:background-color="#cc00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roid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0000" style:text-align-source="fix" style:repeat-content="false" fo:wrap-option="wrap" fo:border="0.06pt solid #000000"/>
      <style:paragraph-properties fo:text-align="center" fo:margin-left="0mm"/>
      <style:text-properties style:font-name="Droid Sans" fo:font-size="12pt" fo:font-weight="bold" style:font-size-asian="12pt" style:font-weight-asian="bold" style:font-name-complex="Times New Roman" style:font-size-complex="12pt" style:font-weight-complex="bold"/>
    </style:style>
    <style:style style:name="ce19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mm"/>
      <style:text-properties style:font-name="Droid Sans" fo:font-size="12pt" fo:font-weight="bold" style:font-size-asian="12pt" style:font-weight-asian="bold" style:font-name-complex="Times New Roman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mm"/>
      <style:text-properties style:font-name="Droid Sans" fo:font-size="12pt" fo:language="en" fo:country="US" fo:font-weight="bold" style:font-size-asian="12pt" style:language-asian="en" style:country-asian="US" style:font-weight-asian="bold" style:font-name-complex="Times New Roman" style:font-size-complex="12pt" style:language-complex="en" style:country-complex="US" style:font-weight-complex="bold"/>
    </style:style>
    <style:style style:name="ce2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Droid Sans" fo:font-size="12pt" style:font-size-asian="12pt" style:font-size-complex="12pt"/>
    </style:style>
    <style:style style:name="ce24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  <style:style style:name="ce25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4" table:default-cell-style-name="ce14"/>
        <table:table-column table:style-name="co15" table:default-cell-style-name="ce14"/>
        <table:table-column table:style-name="co16" table:number-columns-repeated="3" table:default-cell-style-name="ce14"/>
        <table:table-column table:style-name="co17" table:default-cell-style-name="ce14"/>
        <table:table-column table:style-name="co5" table:number-columns-repeated="5" table:default-cell-style-name="ce14"/>
        <table:table-column table:style-name="co5" table:default-cell-style-name="ce23"/>
        <table:table-column table:style-name="co5" table:number-columns-repeated="1011" table:default-cell-style-name="ce14"/>
        <table:table-row table:style-name="ro3">
          <table:table-cell table:style-name="ce9" office:value-type="string" calcext:value-type="string">
            <text:p>#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gender</text:p>
          </table:table-cell>
          <table:table-cell table:style-name="ce15" office:value-type="string" calcext:value-type="string">
            <text:p>group</text:p>
          </table:table-cell>
          <table:table-cell table:style-name="ce18" office:value-type="string" calcext:value-type="string">
            <text:p>MA</text:p>
          </table:table-cell>
          <table:table-cell table:style-name="ce18" office:value-type="string" calcext:value-type="string">
            <text:p>DM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CS</text:p>
          </table:table-cell>
          <table:table-cell table:style-name="ce19" office:value-type="string" calcext:value-type="string">
            <text:p>PE</text:p>
          </table:table-cell>
          <table:table-cell table:style-name="ce21" office:value-type="string" calcext:value-type="string">
            <text:p>H</text:p>
          </table:table-cell>
          <table:table-cell table:style-name="ce18" office:value-type="string" calcext:value-type="string">
            <text:p>FL</text:p>
          </table:table-cell>
          <table:table-cell table:number-columns-repeated="1012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Цветков Илья Александр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2:.H2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Мурашко Артём Никола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3:.H3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Глазков Глеб Серг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1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4:.H4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Матвеев Евгений Валерь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5:.H5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Горунев Борис Олег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6:.H6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Голутвина Юлия Александро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style-name="ce24" table:formula="of:=SUM([.E7:.H7])/4" office:value-type="float" office:value="4.75" calcext:value-type="float">
            <text:p>4,75</text:p>
          </table:table-cell>
          <table:table-cell table:number-columns-repeated="1011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16" office:value-type="string" calcext:value-type="string">
            <text:p>Католин Бад Александр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11</text:p>
          </table:table-cell>
          <table:table-cell table:number-columns-repeated="4"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style-name="ce24" table:formula="of:=SUM([.E8:.H8])/4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>
            <text:p>Джаруллаев Арсен Роберт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1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9:.H9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table:style-name="ce16" office:value-type="string" calcext:value-type="string">
            <text:p>Щербак Владимир Игор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0:.H10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16" office:value-type="string" calcext:value-type="string">
            <text:p>Берлин Александр Роман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1:.H11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11" calcext:value-type="float">
            <text:p>11</text:p>
          </table:table-cell>
          <table:table-cell table:style-name="ce16" office:value-type="string" calcext:value-type="string">
            <text:p>Бачинский Игорь Ростислав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2:.H12])/4" office:value-type="float" office:value="3.5" calcext:value-type="float">
            <text:p>3,5</text:p>
          </table:table-cell>
          <table:table-cell table:number-columns-repeated="1011"/>
        </table:table-row>
        <table:table-row table:style-name="ro3">
          <table:table-cell table:style-name="ce11" office:value-type="float" office:value="12" calcext:value-type="float">
            <text:p>12</text:p>
          </table:table-cell>
          <table:table-cell table:style-name="ce16" office:value-type="string" calcext:value-type="string">
            <text:p>Игнатьева Анастасия Алексее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1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3:.H13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Набокин Алексей Олег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PS</text:p>
          </table:table-cell>
          <table:table-cell table:style-name="ce25" table:formula="of:=SUM([.E14:.H14])/4" office:value-type="float" office:value="2.75" calcext:value-type="float">
            <text:p>2,75</text:p>
          </table:table-cell>
          <table:table-cell table:number-columns-repeated="1011"/>
        </table:table-row>
        <table:table-row table:style-name="ro3"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Слюсарев Никита Серг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1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5:.H15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1" office:value-type="float" office:value="15" calcext:value-type="float">
            <text:p>15</text:p>
          </table:table-cell>
          <table:table-cell table:style-name="ce16" office:value-type="string" calcext:value-type="string">
            <text:p>Недошивин Александр Валерь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6:.H16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16" calcext:value-type="float">
            <text:p>16</text:p>
          </table:table-cell>
          <table:table-cell table:style-name="ce16" office:value-type="string" calcext:value-type="string">
            <text:p>Чепчугова Нина Алексее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7:.H17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1" office:value-type="float" office:value="17" calcext:value-type="float">
            <text:p>17</text:p>
          </table:table-cell>
          <table:table-cell table:style-name="ce16" office:value-type="string" calcext:value-type="string">
            <text:p>Дорофеев Дмитрий Льв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8:.H18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18" calcext:value-type="float">
            <text:p>18</text:p>
          </table:table-cell>
          <table:table-cell table:style-name="ce16" office:value-type="string" calcext:value-type="string">
            <text:p>Атаманчук Леонтий Серг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9:.H19])/4" office:value-type="float" office:value="3.5" calcext:value-type="float">
            <text:p>3,5</text:p>
          </table:table-cell>
          <table:table-cell table:number-columns-repeated="1011"/>
        </table:table-row>
        <table:table-row table:style-name="ro3">
          <table:table-cell table:style-name="ce11" office:value-type="float" office:value="19" calcext:value-type="float">
            <text:p>19</text:p>
          </table:table-cell>
          <table:table-cell table:style-name="ce16" office:value-type="string" calcext:value-type="string">
            <text:p>Волков Роман Владимир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20:.H20])/4" office:value-type="float" office:value="3.5" calcext:value-type="float">
            <text:p>3,5</text:p>
          </table:table-cell>
          <table:table-cell table:number-columns-repeated="1011"/>
        </table:table-row>
        <table:table-row table:style-name="ro3">
          <table:table-cell table:style-name="ce11" office:value-type="float" office:value="20" calcext:value-type="float">
            <text:p>20</text:p>
          </table:table-cell>
          <table:table-cell table:style-name="ce16" office:value-type="string" calcext:value-type="string">
            <text:p>Куров Николай Серг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1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21:.H21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Шефов Александр Виктор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22:.H22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Усок Максим Константин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number-columns-repeated="3" table:style-name="ce13" office:value-type="string" calcext:value-type="string">
            <text:p>PS</text:p>
          </table:table-cell>
          <table:table-cell table:style-name="ce25" table:formula="of:=SUM([.E23:.H23])/4" office:value-type="float" office:value="2.25" calcext:value-type="float">
            <text:p>2,25</text:p>
          </table:table-cell>
          <table:table-cell table:number-columns-repeated="1011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Степанов Антон Андр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24:.H24])/4" office:value-type="float" office:value="4.5" calcext:value-type="float">
            <text:p>4,5</text:p>
          </table:table-cell>
          <table:table-cell table:number-columns-repeated="1011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Черношей Дмитрий Вадим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25:.H25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Орлова Вероника Алексее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26:.H26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Турушева Валерия Алексее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27:.H27])/4" office:value-type="float" office:value="4.5" calcext:value-type="float">
            <text:p>4,5</text:p>
          </table:table-cell>
          <table:table-cell table:number-columns-repeated="1011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Могильный Владислав Анатоль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28:.H28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Сергиенко Алексей Юрь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29:.H29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Нагорнов Роман Андр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number-columns-repeated="3"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30:.H30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Баев Вадим Дмитри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31:.H31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3" office:value-type="float" office:value="11" calcext:value-type="float">
            <text:p>11</text:p>
          </table:table-cell>
          <table:table-cell table:style-name="ce17" office:value-type="string" calcext:value-type="string">
            <text:p>Егоренко Дмитрий Александр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32:.H32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Гусев Дмитрий Серг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string" calcext:value-type="string">
            <text:p>FL</text:p>
          </table:table-cell>
          <table:table-cell table:number-columns-repeated="2" table:style-name="ce13" office:value-type="string" calcext:value-type="string">
            <text:p>PS</text:p>
          </table:table-cell>
          <table:table-cell table:formula="of:=SUM([.E33:.H33])/4" office:value-type="float" office:value="4.5" calcext:value-type="float">
            <text:p>4,5</text:p>
          </table:table-cell>
          <table:table-cell table:number-columns-repeated="1011"/>
        </table:table-row>
        <table:table-row table:style-name="ro3">
          <table:table-cell table:style-name="ce13" office:value-type="float" office:value="13" calcext:value-type="float">
            <text:p>13</text:p>
          </table:table-cell>
          <table:table-cell table:style-name="ce17" office:value-type="string" calcext:value-type="string">
            <text:p>Долгун Владислав Олег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number-columns-repeated="4"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style-name="ce24" table:formula="of:=SUM([.E34:.H34])/4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Трофимов Анатолий Владимир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35:.H35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3" office:value-type="float" office:value="15" calcext:value-type="float">
            <text:p>15</text:p>
          </table:table-cell>
          <table:table-cell table:style-name="ce17" office:value-type="string" calcext:value-type="string">
            <text:p>Егоров Иван Серг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36:.H36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3" office:value-type="float" office:value="16" calcext:value-type="float">
            <text:p>16</text:p>
          </table:table-cell>
          <table:table-cell table:style-name="ce17" office:value-type="string" calcext:value-type="string">
            <text:p>Петров Олег Игор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37:.H37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17" calcext:value-type="float">
            <text:p>17</text:p>
          </table:table-cell>
          <table:table-cell table:style-name="ce17" office:value-type="string" calcext:value-type="string">
            <text:p>Жуков Семен Павл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38:.H38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Шамсуллин Ильхам Рифат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39:.H39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3" office:value-type="float" office:value="19" calcext:value-type="float">
            <text:p>19</text:p>
          </table:table-cell>
          <table:table-cell table:style-name="ce17" office:value-type="string" calcext:value-type="string">
            <text:p>Ковальчук Владислав Андр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number-columns-repeated="4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40:.H40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Дехтерев Станислав Алекс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41:.H41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Чистяков Андрей Серг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3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42:.H42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Казначеева Екатерина Сергее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3</text:p>
          </table:table-cell>
          <table:table-cell table:number-columns-repeated="4"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43:.H43])/4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Еловский Даниил Михайл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3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44:.H44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Егоров Евгений Юрь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3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45:.H45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Шерстобитова Софья Викторо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3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46:.H46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Нефедова Арина Борисо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47:.H47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16" office:value-type="string" calcext:value-type="string">
            <text:p>Поморцев Данила Аркадь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48:.H48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>
            <text:p>Перфильев Сергей Дмитри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PS</text:p>
          </table:table-cell>
          <table:table-cell table:style-name="ce25" table:formula="of:=SUM([.E49:.H49])/4" office:value-type="float" office:value="2.75" calcext:value-type="float">
            <text:p>2,75</text:p>
          </table:table-cell>
          <table:table-cell table:number-columns-repeated="1011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table:style-name="ce16" office:value-type="string" calcext:value-type="string">
            <text:p>Сапин Сергей Серг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50:.H50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16" office:value-type="string" calcext:value-type="string">
            <text:p>Юрманова Вероника Павло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51:.H51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11" calcext:value-type="float">
            <text:p>11</text:p>
          </table:table-cell>
          <table:table-cell table:style-name="ce16" office:value-type="string" calcext:value-type="string">
            <text:p>Лебедева Анастасия Павло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3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52:.H52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1" office:value-type="float" office:value="12" calcext:value-type="float">
            <text:p>12</text:p>
          </table:table-cell>
          <table:table-cell table:style-name="ce16" office:value-type="string" calcext:value-type="string">
            <text:p>Калинин Сергей Евгень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3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53:.H53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Круглова Светлана Андрее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54:.H54])/4" office:value-type="float" office:value="4.5" calcext:value-type="float">
            <text:p>4,5</text:p>
          </table:table-cell>
          <table:table-cell table:number-columns-repeated="1011"/>
        </table:table-row>
        <table:table-row table:style-name="ro3"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Адильбеков Алтынбек Асылбек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3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55:.H55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1" office:value-type="float" office:value="15" calcext:value-type="float">
            <text:p>15</text:p>
          </table:table-cell>
          <table:table-cell table:style-name="ce16" office:value-type="string" calcext:value-type="string">
            <text:p>Лымаренко Александра Руслано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56:.H56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1" office:value-type="float" office:value="16" calcext:value-type="float">
            <text:p>16</text:p>
          </table:table-cell>
          <table:table-cell table:style-name="ce16" office:value-type="string" calcext:value-type="string">
            <text:p>Ефимов Александр Валерь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3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57:.H57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1" office:value-type="float" office:value="17" calcext:value-type="float">
            <text:p>17</text:p>
          </table:table-cell>
          <table:table-cell table:style-name="ce16" office:value-type="string" calcext:value-type="string">
            <text:p>Измайлов Сергей Александр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58:.H58])/4" office:value-type="float" office:value="2.75" calcext:value-type="float">
            <text:p>2,75</text:p>
          </table:table-cell>
          <table:table-cell table:number-columns-repeated="1011"/>
        </table:table-row>
        <table:table-row table:style-name="ro3">
          <table:table-cell table:style-name="ce11" office:value-type="float" office:value="18" calcext:value-type="float">
            <text:p>18</text:p>
          </table:table-cell>
          <table:table-cell table:style-name="ce16" office:value-type="string" calcext:value-type="string">
            <text:p>Захаревич Павел Андр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3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59:.H59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1" office:value-type="float" office:value="19" calcext:value-type="float">
            <text:p>19</text:p>
          </table:table-cell>
          <table:table-cell table:style-name="ce16" office:value-type="string" calcext:value-type="string">
            <text:p>Селезнев Владислав Серг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style-name="ce24" table:formula="of:=SUM([.E60:.H60])/4" office:value-type="float" office:value="4.75" calcext:value-type="float">
            <text:p>4,75</text:p>
          </table:table-cell>
          <table:table-cell table:number-columns-repeated="1011"/>
        </table:table-row>
        <table:table-row table:style-name="ro3">
          <table:table-cell table:style-name="ce11" office:value-type="float" office:value="20" calcext:value-type="float">
            <text:p>20</text:p>
          </table:table-cell>
          <table:table-cell table:style-name="ce16" office:value-type="string" calcext:value-type="string">
            <text:p>Рудик Сергей Олег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61:.H61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Деркач Наталья Александро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PS</text:p>
          </table:table-cell>
          <table:table-cell table:style-name="ce20" office:value-type="string" calcext:value-type="string">
            <text:p>FL</text:p>
          </table:table-cell>
          <table:table-cell table:style-name="ce13" office:value-type="string" calcext:value-type="string">
            <text:p>PS</text:p>
          </table:table-cell>
          <table:table-cell table:style-name="ce25" table:formula="of:=SUM([.E62:.H62])/4" office:value-type="float" office:value="2.5" calcext:value-type="float">
            <text:p>2,5</text:p>
          </table:table-cell>
          <table:table-cell table:number-columns-repeated="101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Евстигнеев Роман Владислав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63:.H63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Астахов Вячеслав Серг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4</text:p>
          </table:table-cell>
          <table:table-cell table:number-columns-repeated="4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64:.H64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Парамонов Никита Никола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65:.H65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Соколова Ксения Вадимо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4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66:.H66])/4" office:value-type="float" office:value="4.75" calcext:value-type="float">
            <text:p>4,75</text:p>
          </table:table-cell>
          <table:table-cell table:number-columns-repeated="1011"/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Лебедев Михаил Михайл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67:.H67])/4" office:value-type="float" office:value="2.75" calcext:value-type="float">
            <text:p>2,75</text:p>
          </table:table-cell>
          <table:table-cell table:number-columns-repeated="1011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Смирнов Леонид Денис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4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68:.H68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Кольцов Павел Олег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69:.H69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Малафеевский Павел Александр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70:.H70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Мульдт Валерия Дмитрие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4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71:.H71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11" calcext:value-type="float">
            <text:p>11</text:p>
          </table:table-cell>
          <table:table-cell table:style-name="ce17" office:value-type="string" calcext:value-type="string">
            <text:p>Марфина Мария Сергее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72:.H72])/4" office:value-type="float" office:value="4.5" calcext:value-type="float">
            <text:p>4,5</text:p>
          </table:table-cell>
          <table:table-cell table:number-columns-repeated="1011"/>
        </table:table-row>
        <table:table-row table:style-name="ro3"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Отрошко Максим Серг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73:.H73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13" calcext:value-type="float">
            <text:p>13</text:p>
          </table:table-cell>
          <table:table-cell table:style-name="ce17" office:value-type="string" calcext:value-type="string">
            <text:p>Образцов Олег Олег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74:.H74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Бабицкий Евгений Михайл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4</text:p>
          </table:table-cell>
          <table:table-cell table:number-columns-repeated="4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75:.H75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3" office:value-type="float" office:value="15" calcext:value-type="float">
            <text:p>15</text:p>
          </table:table-cell>
          <table:table-cell table:style-name="ce17" office:value-type="string" calcext:value-type="string">
            <text:p>Колесников Иван Серг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76:.H76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3" office:value-type="float" office:value="16" calcext:value-type="float">
            <text:p>16</text:p>
          </table:table-cell>
          <table:table-cell table:style-name="ce17" office:value-type="string" calcext:value-type="string">
            <text:p>Чвыков Сергей Алекс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PS</text:p>
          </table:table-cell>
          <table:table-cell table:style-name="ce13" office:value-type="string" calcext:value-type="string">
            <text:p>FL</text:p>
          </table:table-cell>
          <table:table-cell table:style-name="ce25" table:formula="of:=SUM([.E77:.H77])/4" office:value-type="float" office:value="2.75" calcext:value-type="float">
            <text:p>2,75</text:p>
          </table:table-cell>
          <table:table-cell table:number-columns-repeated="1011"/>
        </table:table-row>
        <table:table-row table:style-name="ro3">
          <table:table-cell table:style-name="ce13" office:value-type="float" office:value="17" calcext:value-type="float">
            <text:p>17</text:p>
          </table:table-cell>
          <table:table-cell table:style-name="ce17" office:value-type="string" calcext:value-type="string">
            <text:p>Кирпиченко Дарья Сергее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78:.H78])/4" office:value-type="float" office:value="4.5" calcext:value-type="float">
            <text:p>4,5</text:p>
          </table:table-cell>
          <table:table-cell table:number-columns-repeated="1011"/>
        </table:table-row>
        <table:table-row table:style-name="ro3"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Аверченков Роман Андр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4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style-name="ce24" table:formula="of:=SUM([.E79:.H79])/4" office:value-type="float" office:value="4.75" calcext:value-type="float">
            <text:p>4,75</text:p>
          </table:table-cell>
          <table:table-cell table:number-columns-repeated="1011"/>
        </table:table-row>
        <table:table-row table:style-name="ro3">
          <table:table-cell table:style-name="ce13" office:value-type="float" office:value="19" calcext:value-type="float">
            <text:p>19</text:p>
          </table:table-cell>
          <table:table-cell table:style-name="ce17" office:value-type="string" calcext:value-type="string">
            <text:p>Крысина Маргарита Альберто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80:.H80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Сапунова Екатерина Олего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81:.H81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Шентяпин Владислав Валерь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5</text:p>
          </table:table-cell>
          <table:table-cell table:number-columns-repeated="4"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style-name="ce24" table:formula="of:=SUM([.E82:.H82])/4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Прокофьева Анастасия Владимиро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5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83:.H83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Севостьянова Анастасия Сергее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5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84:.H84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Хаустов Алексей Владислав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85:.H85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Доможиров Владислав Александр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86:.H86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Мараховский Николай Александр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87:.H87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16" office:value-type="string" calcext:value-type="string">
            <text:p>Куликова Светлана Евгенье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88:.H88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>
            <text:p>Марулин Никита Юрь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89:.H89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table:style-name="ce16" office:value-type="string" calcext:value-type="string">
            <text:p>Ярославцев Илья Серг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90:.H90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16" office:value-type="string" calcext:value-type="string">
            <text:p>Ким Данил -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5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91:.H91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1" office:value-type="float" office:value="11" calcext:value-type="float">
            <text:p>11</text:p>
          </table:table-cell>
          <table:table-cell table:style-name="ce16" office:value-type="string" calcext:value-type="string">
            <text:p>Чуев Денис Серг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92:.H92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12" calcext:value-type="float">
            <text:p>12</text:p>
          </table:table-cell>
          <table:table-cell table:style-name="ce16" office:value-type="string" calcext:value-type="string">
            <text:p>Елисеев Сергей Никола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5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93:.H93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Кочмарик Нина Николае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94:.H94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Жук Дарья Василье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95:.H95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15" calcext:value-type="float">
            <text:p>15</text:p>
          </table:table-cell>
          <table:table-cell table:style-name="ce16" office:value-type="string" calcext:value-type="string">
            <text:p>Короткова Мария Игоре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style-name="ce24" table:formula="of:=SUM([.E96:.H96])/4" office:value-type="float" office:value="4.75" calcext:value-type="float">
            <text:p>4,75</text:p>
          </table:table-cell>
          <table:table-cell table:number-columns-repeated="1011"/>
        </table:table-row>
        <table:table-row table:style-name="ro3">
          <table:table-cell table:style-name="ce11" office:value-type="float" office:value="16" calcext:value-type="float">
            <text:p>16</text:p>
          </table:table-cell>
          <table:table-cell table:style-name="ce16" office:value-type="string" calcext:value-type="string">
            <text:p>Рябков Даниил Владимир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5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97:.H97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1" office:value-type="float" office:value="17" calcext:value-type="float">
            <text:p>17</text:p>
          </table:table-cell>
          <table:table-cell table:style-name="ce16" office:value-type="string" calcext:value-type="string">
            <text:p>Свеженцев Владимир Иосиф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98:.H98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18" calcext:value-type="float">
            <text:p>18</text:p>
          </table:table-cell>
          <table:table-cell table:style-name="ce16" office:value-type="string" calcext:value-type="string">
            <text:p>Быков Федор Виктор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5</text:p>
          </table:table-cell>
          <table:table-cell table:number-columns-repeated="4"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S</text:p>
          </table:table-cell>
          <table:table-cell table:number-columns-repeated="2" table:style-name="ce22" office:value-type="string" calcext:value-type="string">
            <text:p>FL</text:p>
          </table:table-cell>
          <table:table-cell table:style-name="ce25" table:formula="of:=SUM([.E99:.H99])/4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11" office:value-type="float" office:value="19" calcext:value-type="float">
            <text:p>19</text:p>
          </table:table-cell>
          <table:table-cell table:style-name="ce16" office:value-type="string" calcext:value-type="string">
            <text:p>Худайберенов Максим Батыр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00:.H100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1" office:value-type="float" office:value="20" calcext:value-type="float">
            <text:p>20</text:p>
          </table:table-cell>
          <table:table-cell table:style-name="ce16" office:value-type="string" calcext:value-type="string">
            <text:p>Кротов Родион Евгень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01:.H101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Абдуршина Алина Иреко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02:.H102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Козлов Олег Валерь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03:.H103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Андреев Дмитрий Алекс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6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04:.H104])/4" office:value-type="float" office:value="3.5" calcext:value-type="float">
            <text:p>3,5</text:p>
          </table:table-cell>
          <table:table-cell table:number-columns-repeated="1011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Лобазова Ульяна Павло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05:.H105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Вахрушев Денис Олег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6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06:.H106])/4" office:value-type="float" office:value="4.5" calcext:value-type="float">
            <text:p>4,5</text:p>
          </table:table-cell>
          <table:table-cell table:number-columns-repeated="1011"/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Хайбрахманова Екатерина Сергее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6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07:.H107])/4" office:value-type="float" office:value="4.75" calcext:value-type="float">
            <text:p>4,75</text:p>
          </table:table-cell>
          <table:table-cell table:number-columns-repeated="1011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Яковлев Сергей Виктор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08:.H108])/4" office:value-type="float" office:value="4.5" calcext:value-type="float">
            <text:p>4,5</text:p>
          </table:table-cell>
          <table:table-cell table:number-columns-repeated="1011"/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Каледин Владимир Андр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6</text:p>
          </table:table-cell>
          <table:table-cell table:number-columns-repeated="4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09:.H109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Лещев Николай Станислав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10:.H110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Аюпова Камилла Искандаро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6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11:.H111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3" office:value-type="float" office:value="11" calcext:value-type="float">
            <text:p>11</text:p>
          </table:table-cell>
          <table:table-cell table:style-name="ce17" office:value-type="string" calcext:value-type="string">
            <text:p>Склярова Екатерина Анатолье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12:.H112])/4" office:value-type="float" office:value="4.75" calcext:value-type="float">
            <text:p>4,75</text:p>
          </table:table-cell>
          <table:table-cell table:number-columns-repeated="1011"/>
        </table:table-row>
        <table:table-row table:style-name="ro3"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Яченко Даниил Олег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13:.H113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13" calcext:value-type="float">
            <text:p>13</text:p>
          </table:table-cell>
          <table:table-cell table:style-name="ce17" office:value-type="string" calcext:value-type="string">
            <text:p>Распопов Дмитрий Андр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style-name="ce24" table:formula="of:=SUM([.E114:.H114])/4" office:value-type="float" office:value="4.75" calcext:value-type="float">
            <text:p>4,75</text:p>
          </table:table-cell>
          <table:table-cell table:number-columns-repeated="1011"/>
        </table:table-row>
        <table:table-row table:style-name="ro3"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Горячева Анна Станиславо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15:.H115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15" calcext:value-type="float">
            <text:p>15</text:p>
          </table:table-cell>
          <table:table-cell table:style-name="ce17" office:value-type="string" calcext:value-type="string">
            <text:p>Ковалева Ксения Эдуардо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6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16:.H116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3" office:value-type="float" office:value="16" calcext:value-type="float">
            <text:p>16</text:p>
          </table:table-cell>
          <table:table-cell table:style-name="ce17" office:value-type="string" calcext:value-type="string">
            <text:p>Машков Никита Антон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17:.H117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3" office:value-type="float" office:value="17" calcext:value-type="float">
            <text:p>17</text:p>
          </table:table-cell>
          <table:table-cell table:style-name="ce17" office:value-type="string" calcext:value-type="string">
            <text:p>Кеда Никита Александр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6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18:.H118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Беленкова Екатерина Владимиро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6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19:.H119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3" office:value-type="float" office:value="19" calcext:value-type="float">
            <text:p>19</text:p>
          </table:table-cell>
          <table:table-cell table:style-name="ce17" office:value-type="string" calcext:value-type="string">
            <text:p>Зубин Роман Александр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6</text:p>
          </table:table-cell>
          <table:table-cell table:number-columns-repeated="4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20:.H120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Кокарев Денис Андр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6</text:p>
          </table:table-cell>
          <table:table-cell table:number-columns-repeated="4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21:.H121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Гугнин Андрей Игор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22:.H122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Виноградова Арина Александро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23:.H123])/4" office:value-type="float" office:value="3.5" calcext:value-type="float">
            <text:p>3,5</text:p>
          </table:table-cell>
          <table:table-cell table:number-columns-repeated="1011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Иксанов Александр Василь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7</text:p>
          </table:table-cell>
          <table:table-cell table:number-columns-repeated="4"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style-name="ce24" table:formula="of:=SUM([.E124:.H124])/4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Цурбан Иван Антон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25:.H125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Елагин Максим Андр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7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26:.H126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Рождественский Дмитрий Борис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27:.H127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16" office:value-type="string" calcext:value-type="string">
            <text:p>Коновалов Никита Андр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7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28:.H128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>
            <text:p>Тимофеева Марина Евгенье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29:.H129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table:style-name="ce16" office:value-type="string" calcext:value-type="string">
            <text:p>Дяченко Игорь Виктор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S</text:p>
          </table:table-cell>
          <table:table-cell table:style-name="ce22" office:value-type="string" calcext:value-type="string">
            <text:p>FL</text:p>
          </table:table-cell>
          <table:table-cell table:style-name="ce11" office:value-type="string" calcext:value-type="string">
            <text:p>PS</text:p>
          </table:table-cell>
          <table:table-cell table:style-name="ce25" table:formula="of:=SUM([.E130:.H130])/4" office:value-type="float" office:value="2.25" calcext:value-type="float">
            <text:p>2,25</text:p>
          </table:table-cell>
          <table:table-cell table:number-columns-repeated="1011"/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16" office:value-type="string" calcext:value-type="string">
            <text:p>Афанасьев Матвей Владислав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7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31:.H131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1" office:value-type="float" office:value="11" calcext:value-type="float">
            <text:p>11</text:p>
          </table:table-cell>
          <table:table-cell table:style-name="ce16" office:value-type="string" calcext:value-type="string">
            <text:p>Ефимов Иван Павл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7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32:.H132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12" calcext:value-type="float">
            <text:p>12</text:p>
          </table:table-cell>
          <table:table-cell table:style-name="ce16" office:value-type="string" calcext:value-type="string">
            <text:p>Алексеев Андрей Анатоль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33:.H133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Нестеров Сергей Владимир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7</text:p>
          </table:table-cell>
          <table:table-cell table:number-columns-repeated="4"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S</text:p>
          </table:table-cell>
          <table:table-cell table:number-columns-repeated="2" table:style-name="ce22" office:value-type="string" calcext:value-type="string">
            <text:p>FL</text:p>
          </table:table-cell>
          <table:table-cell table:style-name="ce25" table:formula="of:=SUM([.E134:.H134])/4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Сапленков Кирилл Юрь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35:.H135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15" calcext:value-type="float">
            <text:p>15</text:p>
          </table:table-cell>
          <table:table-cell table:style-name="ce16" office:value-type="string" calcext:value-type="string">
            <text:p>Друзенко Виктория Валерье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7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36:.H136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1" office:value-type="float" office:value="16" calcext:value-type="float">
            <text:p>16</text:p>
          </table:table-cell>
          <table:table-cell table:style-name="ce16" office:value-type="string" calcext:value-type="string">
            <text:p>Ахмедов Нурбек Медетба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37:.H137])/4" office:value-type="float" office:value="4.5" calcext:value-type="float">
            <text:p>4,5</text:p>
          </table:table-cell>
          <table:table-cell table:number-columns-repeated="1011"/>
        </table:table-row>
        <table:table-row table:style-name="ro3">
          <table:table-cell table:style-name="ce11" office:value-type="float" office:value="17" calcext:value-type="float">
            <text:p>17</text:p>
          </table:table-cell>
          <table:table-cell table:style-name="ce16" office:value-type="string" calcext:value-type="string">
            <text:p>Никитин Павел Игор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7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38:.H138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1" office:value-type="float" office:value="18" calcext:value-type="float">
            <text:p>18</text:p>
          </table:table-cell>
          <table:table-cell table:style-name="ce16" office:value-type="string" calcext:value-type="string">
            <text:p>Сапрыкина Ольга Александро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39:.H139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19" calcext:value-type="float">
            <text:p>19</text:p>
          </table:table-cell>
          <table:table-cell table:style-name="ce16" office:value-type="string" calcext:value-type="string">
            <text:p>Галицына Полина Сергее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7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40:.H140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1" office:value-type="float" office:value="20" calcext:value-type="float">
            <text:p>20</text:p>
          </table:table-cell>
          <table:table-cell table:style-name="ce16" office:value-type="string" calcext:value-type="string">
            <text:p>Басик Николай Виктор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7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41:.H141])/4" office:value-type="float" office:value="3.5" calcext:value-type="float">
            <text:p>3,5</text:p>
          </table:table-cell>
          <table:table-cell table:number-columns-repeated="101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Григорьев Владислав Игор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8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style-name="ce25" table:formula="of:=SUM([.E142:.H142])/4" office:value-type="float" office:value="2.5" calcext:value-type="float">
            <text:p>2,5</text:p>
          </table:table-cell>
          <table:table-cell table:number-columns-repeated="101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Шунько Анастасия Константино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8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43:.H143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Серго Илья Кирилл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8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44:.H144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Ширяев Сергей Леонид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8</text:p>
          </table:table-cell>
          <table:table-cell table:number-columns-repeated="4"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style-name="ce24" table:formula="of:=SUM([.E145:.H145])/4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Землянский Павел Юрь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8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46:.H146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Жиженков Яков Денис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47:.H147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Бабкина Елизавета Игоре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8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48:.H148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Белоусов Валентин Серг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49:.H149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Полонский Дмитрий Андр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50:.H150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Митусов Алексей Дмитри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8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51:.H151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3" office:value-type="float" office:value="11" calcext:value-type="float">
            <text:p>11</text:p>
          </table:table-cell>
          <table:table-cell table:style-name="ce17" office:value-type="string" calcext:value-type="string">
            <text:p>Рябинин Евгений Серг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8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52:.H152])/4" office:value-type="float" office:value="2.75" calcext:value-type="float">
            <text:p>2,75</text:p>
          </table:table-cell>
          <table:table-cell table:number-columns-repeated="1011"/>
        </table:table-row>
        <table:table-row table:style-name="ro3"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Семенов Эдгар Жанис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8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53:.H153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13" calcext:value-type="float">
            <text:p>13</text:p>
          </table:table-cell>
          <table:table-cell table:style-name="ce17" office:value-type="string" calcext:value-type="string">
            <text:p>Заварина Ольга Алексее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54:.H154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Гетманова Мария Дмитрие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8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55:.H155])/4" office:value-type="float" office:value="3.5" calcext:value-type="float">
            <text:p>3,5</text:p>
          </table:table-cell>
          <table:table-cell table:number-columns-repeated="1011"/>
        </table:table-row>
        <table:table-row table:style-name="ro3">
          <table:table-cell table:style-name="ce13" office:value-type="float" office:value="15" calcext:value-type="float">
            <text:p>15</text:p>
          </table:table-cell>
          <table:table-cell table:style-name="ce17" office:value-type="string" calcext:value-type="string">
            <text:p>Липкович Денис Вячеслав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8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56:.H156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16" calcext:value-type="float">
            <text:p>16</text:p>
          </table:table-cell>
          <table:table-cell table:style-name="ce17" office:value-type="string" calcext:value-type="string">
            <text:p>Барсуков Александр Серг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8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PS</text:p>
          </table:table-cell>
          <table:table-cell table:style-name="ce20" office:value-type="string" calcext:value-type="string">
            <text:p>FL</text:p>
          </table:table-cell>
          <table:table-cell table:style-name="ce25" table:formula="of:=SUM([.E157:.H157])/4" office:value-type="float" office:value="2.25" calcext:value-type="float">
            <text:p>2,25</text:p>
          </table:table-cell>
          <table:table-cell table:number-columns-repeated="1011"/>
        </table:table-row>
        <table:table-row table:style-name="ro3">
          <table:table-cell table:style-name="ce13" office:value-type="float" office:value="17" calcext:value-type="float">
            <text:p>17</text:p>
          </table:table-cell>
          <table:table-cell table:style-name="ce17" office:value-type="string" calcext:value-type="string">
            <text:p>Бородин Дмитрий Серг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8</text:p>
          </table:table-cell>
          <table:table-cell table:number-columns-repeated="4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58:.H158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Кревлев Максим Дмитри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8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59:.H159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3" office:value-type="float" office:value="19" calcext:value-type="float">
            <text:p>19</text:p>
          </table:table-cell>
          <table:table-cell table:style-name="ce17" office:value-type="string" calcext:value-type="string">
            <text:p>Вычегжанина Алёна Андрее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08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60:.H160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Гуляков Ярослав Андр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08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61:.H161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Луканина Анна Василье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9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62:.H162])/4" office:value-type="float" office:value="4.5" calcext:value-type="float">
            <text:p>4,5</text:p>
          </table:table-cell>
          <table:table-cell table:number-columns-repeated="1011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Иванова Октябрина Валерье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63:.H163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Плахтюков Дмитрий Серг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9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64:.H164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Корчик Андрей Виктор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9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65:.H165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Синицын Максим Михайл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9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66:.H166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Ловина Валерия Виталье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style-name="ce24" table:formula="of:=SUM([.E167:.H167])/4" office:value-type="float" office:value="4.75" calcext:value-type="float">
            <text:p>4,75</text:p>
          </table:table-cell>
          <table:table-cell table:number-columns-repeated="1011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16" office:value-type="string" calcext:value-type="string">
            <text:p>Дубаков Дмитрий Серг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9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68:.H168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>
            <text:p>Муринович Владимир Виталь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69:.H169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table:style-name="ce16" office:value-type="string" calcext:value-type="string">
            <text:p>Иофик Анна Леонидо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70:.H170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16" office:value-type="string" calcext:value-type="string">
            <text:p>Шаронов Никита Максим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9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71:.H171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11" calcext:value-type="float">
            <text:p>11</text:p>
          </table:table-cell>
          <table:table-cell table:style-name="ce16" office:value-type="string" calcext:value-type="string">
            <text:p>Кириллов Виталий Владимир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9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72:.H172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12" calcext:value-type="float">
            <text:p>12</text:p>
          </table:table-cell>
          <table:table-cell table:style-name="ce16" office:value-type="string" calcext:value-type="string">
            <text:p>Головина Изабелла Алексее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9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73:.H173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Хайдари Джонатан -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9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74:.H174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Быков Владислав Серг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9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75:.H175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1" office:value-type="float" office:value="15" calcext:value-type="float">
            <text:p>15</text:p>
          </table:table-cell>
          <table:table-cell table:style-name="ce16" office:value-type="string" calcext:value-type="string">
            <text:p>Деменева Дарья Александро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76:.H176])/4" office:value-type="float" office:value="3.5" calcext:value-type="float">
            <text:p>3,5</text:p>
          </table:table-cell>
          <table:table-cell table:number-columns-repeated="1011"/>
        </table:table-row>
        <table:table-row table:style-name="ro3">
          <table:table-cell table:style-name="ce11" office:value-type="float" office:value="16" calcext:value-type="float">
            <text:p>16</text:p>
          </table:table-cell>
          <table:table-cell table:style-name="ce16" office:value-type="string" calcext:value-type="string">
            <text:p>Григорьева Екатерина Владимировна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08-109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77:.H177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17" calcext:value-type="float">
            <text:p>17</text:p>
          </table:table-cell>
          <table:table-cell table:style-name="ce16" office:value-type="string" calcext:value-type="string">
            <text:p>Смирнов Никита Серг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9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78:.H178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1" office:value-type="float" office:value="18" calcext:value-type="float">
            <text:p>18</text:p>
          </table:table-cell>
          <table:table-cell table:style-name="ce16" office:value-type="string" calcext:value-type="string">
            <text:p>Ивашкевич Данил Виктор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79:.H179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1" office:value-type="float" office:value="19" calcext:value-type="float">
            <text:p>19</text:p>
          </table:table-cell>
          <table:table-cell table:style-name="ce16" office:value-type="string" calcext:value-type="string">
            <text:p>Козлов Андрей Павло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80:.H180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1" office:value-type="float" office:value="20" calcext:value-type="float">
            <text:p>20</text:p>
          </table:table-cell>
          <table:table-cell table:style-name="ce16" office:value-type="string" calcext:value-type="string">
            <text:p>Берин Дмитрий Андреевич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08-10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PS</text:p>
          </table:table-cell>
          <table:table-cell table:formula="of:=SUM([.E181:.H181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Цыденов Александр Серг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1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82:.H182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Поленичкина Елизавета Дмитрие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10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83:.H183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Никитинский Антон Евгень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1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84:.H184])/4" office:value-type="float" office:value="3.5" calcext:value-type="float">
            <text:p>3,5</text:p>
          </table:table-cell>
          <table:table-cell table:number-columns-repeated="1011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Логинцев Александр Владимир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85:.H185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Шумилова Светлана Игоре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1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86:.H186])/4" office:value-type="float" office:value="4.25" calcext:value-type="float">
            <text:p>4,25</text:p>
          </table:table-cell>
          <table:table-cell table:number-columns-repeated="1011"/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Шеремет Владимир Александр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10</text:p>
          </table:table-cell>
          <table:table-cell table:number-columns-repeated="3"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87:.H187])/4" office:value-type="float" office:value="3.75" calcext:value-type="float">
            <text:p>3,75</text:p>
          </table:table-cell>
          <table:table-cell table:number-columns-repeated="1011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Осипова Анна Юрье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10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88:.H188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Лазарев Никита Игор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10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S</text:p>
          </table:table-cell>
          <table:table-cell table:number-columns-repeated="2" table:style-name="ce20" office:value-type="string" calcext:value-type="string">
            <text:p>FL</text:p>
          </table:table-cell>
          <table:table-cell table:style-name="ce25" table:formula="of:=SUM([.E189:.H189])/4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Гаврилов Дмитрий Константин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1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90:.H190])/4" office:value-type="float" office:value="4.5" calcext:value-type="float">
            <text:p>4,5</text:p>
          </table:table-cell>
          <table:table-cell table:number-columns-repeated="1011"/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Горбатенко Игорь Серг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10</text:p>
          </table:table-cell>
          <table:table-cell table:number-columns-repeated="4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91:.H191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3" office:value-type="float" office:value="11" calcext:value-type="float">
            <text:p>11</text:p>
          </table:table-cell>
          <table:table-cell table:style-name="ce17" office:value-type="string" calcext:value-type="string">
            <text:p>Лещев Михаил Серг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10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92:.H192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Башкатова Анастасия Николае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1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93:.H193])/4" office:value-type="float" office:value="4.5" calcext:value-type="float">
            <text:p>4,5</text:p>
          </table:table-cell>
          <table:table-cell table:number-columns-repeated="1011"/>
        </table:table-row>
        <table:table-row table:style-name="ro3">
          <table:table-cell table:style-name="ce13" office:value-type="float" office:value="13" calcext:value-type="float">
            <text:p>13</text:p>
          </table:table-cell>
          <table:table-cell table:style-name="ce17" office:value-type="string" calcext:value-type="string">
            <text:p>Данилова Наталья Александро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1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94:.H194])/4" office:value-type="float" office:value="4.5" calcext:value-type="float">
            <text:p>4,5</text:p>
          </table:table-cell>
          <table:table-cell table:number-columns-repeated="1011"/>
        </table:table-row>
        <table:table-row table:style-name="ro3"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Павлов Артем Александр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10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95:.H195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3" office:value-type="float" office:value="15" calcext:value-type="float">
            <text:p>15</text:p>
          </table:table-cell>
          <table:table-cell table:style-name="ce17" office:value-type="string" calcext:value-type="string">
            <text:p>Анчишкина Лидия Сергее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96:.H196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3" office:value-type="float" office:value="16" calcext:value-type="float">
            <text:p>16</text:p>
          </table:table-cell>
          <table:table-cell table:style-name="ce17" office:value-type="string" calcext:value-type="string">
            <text:p>Намтуев Санджи Алексе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10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style-name="ce24" table:formula="of:=SUM([.E197:.H197])/4" office:value-type="float" office:value="4.75" calcext:value-type="float">
            <text:p>4,75</text:p>
          </table:table-cell>
          <table:table-cell table:number-columns-repeated="1011"/>
        </table:table-row>
        <table:table-row table:style-name="ro3">
          <table:table-cell table:style-name="ce13" office:value-type="float" office:value="17" calcext:value-type="float">
            <text:p>17</text:p>
          </table:table-cell>
          <table:table-cell table:style-name="ce17" office:value-type="string" calcext:value-type="string">
            <text:p>Московцев Алексей Михайл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10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98:.H198])/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Яковлев Максим Евгенье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10</text:p>
          </table:table-cell>
          <table:table-cell table:number-columns-repeated="4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199:.H199])/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3" office:value-type="float" office:value="19" calcext:value-type="float">
            <text:p>19</text:p>
          </table:table-cell>
          <table:table-cell table:style-name="ce17" office:value-type="string" calcext:value-type="string">
            <text:p>Фирсанова Анастасия Александровна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8-11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200:.H200])/4" office:value-type="float" office:value="3.25" calcext:value-type="float">
            <text:p>3,25</text:p>
          </table:table-cell>
          <table:table-cell table:number-columns-repeated="1011"/>
        </table:table-row>
        <table:table-row table:style-name="ro3"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Церенов Мингиян Олегович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08-110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PS</text:p>
          </table:table-cell>
          <table:table-cell table:formula="of:=SUM([.E201:.H201])/4" office:value-type="float" office:value="3" calcext:value-type="float">
            <text:p>3</text:p>
          </table:table-cell>
          <table:table-cell table:number-columns-repeated="1011"/>
        </table:table-row>
        <table:table-row table:style-name="ro4" table:number-rows-repeated="104837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2" table:style-name="ta1">
        <table:table-column table:style-name="co6" table:default-cell-style-name="ce6"/>
        <table:table-column table:style-name="co5" table:number-columns-repeated="2" table:default-cell-style-name="ce6"/>
        <table:table-column table:style-name="co5" table:number-columns-repeated="6" table:default-cell-style-name="ce2"/>
        <table:table-column table:style-name="co7" table:default-cell-style-name="ce2"/>
        <table:table-row table:style-name="ro2">
          <table:table-cell office:value-type="string" calcext:value-type="string">
            <text:p>Цветков Илья Александрович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Мурашко Артём Николаевич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Глазков Глеб Сергеевич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Матвеев Евгений Валерьевич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Горунев Борис Олегович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Голутвина Юлия Александровна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атолин Бад Александрович</text:p>
          </table:table-cell>
          <table:table-cell office:value-type="string" calcext:value-type="string">
            <text:p>08-111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Джаруллаев Арсен Робертович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Щербак Владимир Игоревич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Берлин Александр Романович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Бачинский Игорь Ростиславович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Игнатьева Анастасия Алексеевна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Набокин Алексей Олегович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Слюсарев Никита Сергеевич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Недошивин Александр Валерьевич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Чепчугова Нина Алексеевна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Дорофеев Дмитрий Львович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Атаманчук Леонтий Сергеевич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Волков Роман Владимирович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уров Николай Сергеевич</text:p>
          </table:table-cell>
          <table:table-cell office:value-type="string" calcext:value-type="string">
            <text:p>08-101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</table:table>
      <table:table table:name="Sheet3" table:style-name="ta1">
        <table:table-column table:style-name="co8" table:default-cell-style-name="ce7"/>
        <table:table-column table:style-name="co5" table:number-columns-repeated="2" table:default-cell-style-name="ce7"/>
        <table:table-column table:style-name="co5" table:number-columns-repeated="7" table:default-cell-style-name="ce3"/>
        <table:table-row table:style-name="ro2">
          <table:table-cell office:value-type="string" calcext:value-type="string">
            <text:p>Шефов Александр Викторо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Усок Максим Константино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Степанов Антон Андрее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Черношей Дмитрий Вадимо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Орлова Вероника Алексеевна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Турушева Валерия Алексеевна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Могильный Владислав Анатолье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Сергиенко Алексей Юрье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Нагорнов Роман Андрее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Баев Вадим Дмитрие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Егоренко Дмитрий Александро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Гусев Дмитрий Сергее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FL</text:p>
          </table:table-cell>
          <table:table-cell table:number-columns-repeated="2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Долгун Владислав Олего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Трофимов Анатолий Владимиро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Егоров Иван Сергее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Петров Олег Игоре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Жуков Семен Павло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Шамсуллин Ильхам Рифато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овальчук Владислав Андрее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Дехтерев Станислав Алексеевич</text:p>
          </table:table-cell>
          <table:table-cell office:value-type="string" calcext:value-type="string">
            <text:p>08-10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</table:table>
      <table:table table:name="Sheet4" table:style-name="ta1">
        <table:table-column table:style-name="co9" table:default-cell-style-name="ce6"/>
        <table:table-column table:style-name="co5" table:number-columns-repeated="2" table:default-cell-style-name="ce6"/>
        <table:table-column table:style-name="co5" table:number-columns-repeated="7" table:default-cell-style-name="ce2"/>
        <table:table-row table:style-name="ro2">
          <table:table-cell office:value-type="string" calcext:value-type="string">
            <text:p>Чистяков Андрей Сергеевич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азначеева Екатерина Сергеевна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Еловский Даниил Михайлович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Егоров Евгений Юрьевич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Шерстобитова Софья Викторовна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Нефедова Арина Борисовна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Поморцев Данила Аркадьевич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Перфильев Сергей Дмитриевич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Сапин Сергей Сергеевич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Юрманова Вероника Павловна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Лебедева Анастасия Павловна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алинин Сергей Евгеньевич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руглова Светлана Андреевна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Адильбеков Алтынбек Асылбекович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Лымаренко Александра Руслановна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Ефимов Александр Валерьевич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Измайлов Сергей Александрович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Захаревич Павел Андреевич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Селезнев Владислав Сергеевич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Рудик Сергей Олегович</text:p>
          </table:table-cell>
          <table:table-cell office:value-type="string" calcext:value-type="string">
            <text:p>08-10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</table:table>
      <table:table table:name="Sheet5" table:style-name="ta1">
        <table:table-column table:style-name="co10" table:default-cell-style-name="ce7"/>
        <table:table-column table:style-name="co5" table:number-columns-repeated="2" table:default-cell-style-name="ce7"/>
        <table:table-column table:style-name="co5" table:number-columns-repeated="7" table:default-cell-style-name="ce3"/>
        <table:table-row table:style-name="ro2">
          <table:table-cell office:value-type="string" calcext:value-type="string">
            <text:p>Деркач Наталья Александровна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</text:p>
          </table:table-cell>
          <table:table-cell table:style-name="ce10" office:value-type="string" calcext:value-type="string">
            <text:p>FL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Евстигнеев Роман Владиславович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Астахов Вячеслав Сергеевич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Парамонов Никита Николаевич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Соколова Ксения Вадимовна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Лебедев Михаил Михайлович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Смирнов Леонид Денисович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ольцов Павел Олегович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Малафеевский Павел Александрович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Мульдт Валерия Дмитриевна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Марфина Мария Сергеевна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Отрошко Максим Сергеевич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Образцов Олег Олегович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Бабицкий Евгений Михайлович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олесников Иван Сергеевич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Чвыков Сергей Алексеевич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S</text:p>
          </table:table-cell>
          <table:table-cell office:value-type="string" calcext:value-type="string">
            <text:p>FL</text:p>
          </table:table-cell>
        </table:table-row>
        <table:table-row table:style-name="ro2">
          <table:table-cell office:value-type="string" calcext:value-type="string">
            <text:p>Кирпиченко Дарья Сергеевна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Аверченков Роман Андреевич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рысина Маргарита Альбертовна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Сапунова Екатерина Олеговна</text:p>
          </table:table-cell>
          <table:table-cell office:value-type="string" calcext:value-type="string">
            <text:p>08-10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</table:table>
      <table:table table:name="Sheet6" table:style-name="ta1">
        <table:table-column table:style-name="co11" table:default-cell-style-name="ce6"/>
        <table:table-column table:style-name="co5" table:number-columns-repeated="2" table:default-cell-style-name="ce6"/>
        <table:table-column table:style-name="co5" table:number-columns-repeated="7" table:default-cell-style-name="ce2"/>
        <table:table-row table:style-name="ro2">
          <table:table-cell office:value-type="string" calcext:value-type="string">
            <text:p>Шентяпин Владислав Валерьевич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Прокофьева Анастасия Владимировна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Севостьянова Анастасия Сергеевна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Хаустов Алексей Владиславович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Доможиров Владислав Александрович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Мараховский Николай Александрович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уликова Светлана Евгеньевна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Марулин Никита Юрьевич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Ярославцев Илья Сергеевич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им Данил -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Чуев Денис Сергеевич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Елисеев Сергей Николаевич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очмарик Нина Николаевна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Жук Дарья Васильевна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ороткова Мария Игоревна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Рябков Даниил Владимирович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Свеженцев Владимир Иосифович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Быков Федор Викторович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table:number-columns-repeated="2" table:style-name="ce12" office:value-type="string" calcext:value-type="string">
            <text:p>FL</text:p>
          </table:table-cell>
        </table:table-row>
        <table:table-row table:style-name="ro2">
          <table:table-cell office:value-type="string" calcext:value-type="string">
            <text:p>Худайберенов Максим Батырович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ротов Родион Евгеньевич</text:p>
          </table:table-cell>
          <table:table-cell office:value-type="string" calcext:value-type="string">
            <text:p>08-105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</table:table>
      <table:table table:name="Sheet7" table:style-name="ta1">
        <table:table-column table:style-name="co12" table:default-cell-style-name="ce7"/>
        <table:table-column table:style-name="co5" table:number-columns-repeated="2" table:default-cell-style-name="ce7"/>
        <table:table-column table:style-name="co5" table:number-columns-repeated="7" table:default-cell-style-name="ce3"/>
        <table:table-row table:style-name="ro2">
          <table:table-cell office:value-type="string" calcext:value-type="string">
            <text:p>Абдуршина Алина Ирековна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озлов Олег Валерьевич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Андреев Дмитрий Алексеевич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Лобазова Ульяна Павловна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Вахрушев Денис Олегович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Хайбрахманова Екатерина Сергеевна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Яковлев Сергей Викторович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аледин Владимир Андреевич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Лещев Николай Станиславович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Аюпова Камилла Искандаровна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Склярова Екатерина Анатольевна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Яченко Даниил Олегович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Распопов Дмитрий Андреевич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Горячева Анна Станиславовна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овалева Ксения Эдуардовна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Машков Никита Антонович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еда Никита Александрович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Беленкова Екатерина Владимировна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Зубин Роман Александрович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окарев Денис Андреевич</text:p>
          </table:table-cell>
          <table:table-cell office:value-type="string" calcext:value-type="string">
            <text:p>08-106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</table:table>
      <table:table table:name="Sheet8" table:style-name="ta1">
        <table:table-column table:style-name="co13" table:default-cell-style-name="ce6"/>
        <table:table-column table:style-name="co5" table:number-columns-repeated="2" table:default-cell-style-name="ce6"/>
        <table:table-column table:style-name="co5" table:number-columns-repeated="7" table:default-cell-style-name="ce2"/>
        <table:table-row table:style-name="ro2">
          <table:table-cell office:value-type="string" calcext:value-type="string">
            <text:p>Гугнин Андрей Игоревич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Виноградова Арина Александровна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Иксанов Александр Васильевич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Цурбан Иван Антонович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Елагин Максим Андреевич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Рождественский Дмитрий Борисович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Коновалов Никита Андреевич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Тимофеева Марина Евгеньевна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Дяченко Игорь Викторович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table:style-name="ce12" office:value-type="string" calcext:value-type="string">
            <text:p>FL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Афанасьев Матвей Владиславович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Ефимов Иван Павлович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Алексеев Андрей Анатольевич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Нестеров Сергей Владимирович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table:number-columns-repeated="2" table:style-name="ce12" office:value-type="string" calcext:value-type="string">
            <text:p>FL</text:p>
          </table:table-cell>
        </table:table-row>
        <table:table-row table:style-name="ro2">
          <table:table-cell office:value-type="string" calcext:value-type="string">
            <text:p>Сапленков Кирилл Юрьевич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Друзенко Виктория Валерьевна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Ахмедов Нурбек Медетбаевич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Никитин Павел Игоревич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Сапрыкина Ольга Александровна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Галицына Полина Сергеевна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Басик Николай Викторович</text:p>
          </table:table-cell>
          <table:table-cell office:value-type="string" calcext:value-type="string">
            <text:p>08-107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PS</text:p>
          </table:table-cell>
        </table:table-row>
      </table:table>
      <table:named-expressions/>
      <table:database-ranges>
        <table:database-range table:name="__Anonymous_Sheet_DB__0" table:target-range-address="Sheet1.A2:Sheet1.J2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.00.0000</text:date>, <text:time style:data-style-name="N2" text:time-value="19:33:12.019364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e </meta:initial-creator>
    <meta:creation-date>2017-05-20T12:05:28.181915837</meta:creation-date>
    <dc:date>2017-05-22T19:34:54.460421355</dc:date>
    <dc:creator>Kane</dc:creator>
    <meta:editing-duration>PT46M21S</meta:editing-duration>
    <meta:editing-cycles>17</meta:editing-cycles>
    <meta:generator>LibreOffice/5.2.6.2$Linux_X86_64 LibreOffice_project/20m0$Build-2</meta:generator>
    <meta:document-statistic meta:table-count="8" meta:cell-count="3811" meta:object-count="0"/>
  </office:meta>
</office:document-meta>
</file>